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2d1" officeooo:paragraph-rsid="001f22d1"/>
    </style:style>
    <style:style style:name="P2" style:family="paragraph" style:parent-style-name="Standard">
      <style:text-properties officeooo:rsid="002084c0" officeooo:paragraph-rsid="002084c0"/>
    </style:style>
    <style:style style:name="P3" style:family="paragraph" style:parent-style-name="Standard">
      <style:text-properties officeooo:rsid="00221996" officeooo:paragraph-rsid="00221996"/>
    </style:style>
    <style:style style:name="P4" style:family="paragraph" style:parent-style-name="Standard">
      <style:text-properties officeooo:rsid="0023b3e6" officeooo:paragraph-rsid="0023b3e6"/>
    </style:style>
    <style:style style:name="T1" style:family="text">
      <style:text-properties officeooo:rsid="00244996"/>
    </style:style>
    <style:style style:name="T2" style:family="text">
      <style:text-properties officeooo:rsid="0024b0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bre la carpeta bayes_materiales</text:p>
      <text:p text:style-name="P1"/>
      <text:p text:style-name="P2">En esta carpeta se encuentran los materiales para construir 12 ítems diferentes a partir de 3 formatos de presentación (fb: factbox, fn_absolute: frecuencias naturales absolutas, pr_relative: probabilidades relativas) x 2 tipos de respuesta (gi: global intuitive, sg: sequential guided) x 2 set de números (probabilidad alta y baja).</text:p>
      <text:p text:style-name="P2"/>
      <text:p text:style-name="P3">Las carpetas contienen lo siguiente:</text:p>
      <text:p text:style-name="P3">- numbers: archivo .csv con set de números para cada formato de presentación.</text:p>
      <text:p text:style-name="P3">- ppv_question: preguntas correspondientes a los problemas sobre cancer y sobre embarazo.</text:p>
      <text:p text:style-name="P3">- presentation_format: templates de cada tipo de formato de presentación, dos contextos para cada uno (cancer y embarazo), que debe ser rellenado con los números de sus sets de números correspondientes. <text:span text:style-name="T2">En el caso del formato de presentación pictórico (factbox), adjunto las imágenes listas para ser incluidas además de las plantillas para que evalúen la dificultad de armar dinámicamente las imágenes.</text:span></text:p>
      <text:p text:style-name="P3">- problem_context: breve contextualización que debe ir al comienzo de la pantalla, seguido por los formatos de presentación.</text:p>
      <text:p text:style-name="P3">- response_type: tipos de respuestas. Ojo que “gi.txt” consiste en una respuesta de selección única entre 5 opciones presentadas horizontalmente.</text:p>
      <text:p text:style-name="P2"/>
      <text:p text:style-name="P4">Un <text:span text:style-name="T1">ítem</text:span> debería consistir en una pantalla que presente lo siguiente (de acuerdo a los contenidos de cada carpeta):</text:p>
      <text:p text:style-name="P4">1. problem_context</text:p>
      <text:p text:style-name="P4">2. presentation_format (rellenado con algún set de números)</text:p>
      <text:p text:style-name="P4">3. ppv_question</text:p>
      <text:p text:style-name="P4">4. response_typ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8-01-09T18:33:20.638458598</meta:creation-date>
    <dc:date>2018-01-09T18:49:26.681169882</dc:date>
    <dc:creator>Nicolas </dc:creator>
    <meta:editing-duration>PT14M9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214" meta:character-count="1461" meta:non-whitespace-character-count="1260"/>
  </office:meta>
</office:document-meta>
</file>